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3F000003668D7A9C3479910912.png" manifest:media-type="image/png"/>
  <manifest:file-entry manifest:full-path="Pictures/100036BC0000355B000050C76B18DD1A1ED7CB1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esentation-hsa-title">
      <style:graphic-properties draw:textarea-horizontal-align="left" draw:textarea-vertical-align="top" fo:min-height="3.506cm"/>
    </style:style>
    <style:style style:name="pr2" style:family="presentation" style:parent-style-name="presentation-hsa-subtitle">
      <style:graphic-properties draw:fill-color="#ffffff" draw:textarea-horizontal-align="left" draw:textarea-vertical-align="top" fo:min-height="12.179cm"/>
    </style:style>
    <style:style style:name="pr3" style:family="presentation" style:parent-style-name="presentation-hsa-notes">
      <style:graphic-properties draw:fill-color="#ffffff" draw:auto-grow-height="true" fo:min-height="13.364cm"/>
    </style:style>
    <style:style style:name="pr4" style:family="presentation" style:parent-style-name="presentation-hsa-title">
      <style:graphic-properties fo:min-height="3.506cm"/>
    </style:style>
    <style:style style:name="pr5" style:family="presentation" style:parent-style-name="presentation-hsa-outline1">
      <style:graphic-properties fo:min-height="11.929cm"/>
    </style:style>
    <style:style style:name="pr6" style:family="presentation" style:parent-style-name="presentation-hsa-notes">
      <style:graphic-properties draw:fill-color="#ffffff" fo:min-height="13.364cm"/>
    </style:style>
    <style:style style:name="pr7" style:family="presentation" style:parent-style-name="presentation-hsa-title">
      <style:graphic-properties draw:auto-grow-height="true" fo:min-height="3.506cm"/>
    </style:style>
    <style:style style:name="co1" style:family="table-column">
      <style:table-column-properties style:column-width="5.446cm" style:use-optimal-column-width="false"/>
    </style:style>
    <style:style style:name="co2" style:family="table-column">
      <style:table-column-properties style:column-width="11.754cm" style:use-optimal-column-width="false"/>
    </style:style>
    <style:style style:name="co3" style:family="table-column">
      <style:table-column-properties style:column-width="5.582cm" style:use-optimal-column-width="false"/>
    </style:style>
    <style:style style:name="co4" style:family="table-column">
      <style:table-column-properties style:column-width="16.343cm" style:use-optimal-column-width="false"/>
    </style:style>
    <style:style style:name="ro1" style:family="table-row">
      <style:table-row-properties style:row-height="-0.363cm"/>
    </style:style>
    <style:style style:name="ro2" style:family="table-row">
      <style:table-row-properties style:row-height="2.301cm"/>
    </style:style>
    <style:style style:name="ro3" style:family="table-row">
      <style:table-row-properties style:row-height="2.196cm"/>
    </style:style>
    <style:style style:name="ro4" style:family="table-row">
      <style:table-row-properties style:row-height="2.309cm"/>
    </style:style>
    <style:style style:name="ro5" style:family="table-row">
      <style:table-row-properties style:row-height="1.177cm"/>
    </style:style>
    <style:style style:name="ro6" style:family="table-row">
      <style:table-row-properties style:row-height="1.084cm"/>
    </style:style>
    <style:style style:name="ro7" style:family="table-row">
      <style:table-row-properties style:row-height="1.185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2" fo:font-size="32pt" style:font-size-asian="32pt" style:font-size-complex="32pt"/>
    </style:style>
    <style:style style:name="T5" style:family="text">
      <style:text-properties style:font-name="Source Code Pro2" fo:font-size="28pt" style:font-size-asian="28pt" style:font-size-complex="28pt"/>
    </style:style>
    <style:style style:name="T6" style:family="text">
      <style:text-properties style:font-name="Source Code Pro2" fo:font-size="18pt" style:font-size-asian="32pt" style:font-size-complex="3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Source Code Pro2" fo:font-size="18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gitale Medien - Webtechnologien</presentation:footer-decl>
      <draw:page draw:name="page1" draw:style-name="dp1" draw:master-page-name="presentation-hsa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Digitale Medien</text:p>
          </draw:text-box>
        </draw:frame>
        <draw:frame presentation:style-name="pr2" draw:text-style-name="P2" draw:layer="layout" svg:width="25.199cm" svg:height="12.179cm" svg:x="1.4cm" svg:y="4.411cm" presentation:class="subtitle" presentation:user-transformed="true">
          <draw:text-box>
            <text:p text:style-name="P1"><text:span text:style-name="T1">Web </text:span><text:span text:style-name="T1">Technolo</text:span><text:span text:style-name="T1">gien</text:span></text:p>
            <text:p><text:span text:style-name="T1"/></text:p>
            <text:p text:style-name="P1"><text:span text:style-name="T2">Thomas </text:span><text:span text:style-name="T2">Hofmann, </text:span><text:span text:style-name="T2">M. Sc.</text:span></text:p>
            <text:p><text:span text:style-name="T2">Wissensch</text:span><text:span text:style-name="T2">aftlicher </text:span><text:span text:style-name="T2">Mitarbeiter, </text:span><text:span text:style-name="T2">fast-mu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ols/Setup</text:p>
              </text:list-item>
              <text:list-item>
                <text:p>Linux Primer</text:p>
              </text:list-item>
              <text:list-item>
                <text:p>Internet</text:p>
              </text:list-item>
              <text:list-item>
                <text:p>World Wide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ools-Übers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 (linux mint 18.3)</text:p>
              </text:list-item>
              <text:list-item>
                <text:p>virtual box (v. 5.2)</text:p>
              </text:list-item>
              <text:list-item>
                <text:p>git</text:p>
              </text:list-item>
              <text:list-item>
                <text:p>freemind (v. 1.0.1)</text:p>
              </text:list-item>
              <text:list-item>
                <text:p>docker</text:p>
              </text:list-item>
              <text:list-item>
                <text:p>docker-compose</text:p>
              </text:list-item>
              <text:list-item>
                <text:p>Visual Studio Code</text:p>
              </text:list-item>
              <text:list-item>
                <text:p>Firefox Developer Version (Quantu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ell</text:p>
              </text:list-item>
              <text:list-item>
                <text:p>Eingebaute Hilfe:</text:p>
                <text:list>
                  <text:list-item>
                    <text:p>man</text:p>
                  </text:list-item>
                  <text:list-item>
                    <text:p>-h / --help</text:p>
                  </text:list-item>
                  <text:list-item>
                    <text:p>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system Hierarchy Standard</text:p>
                <text:list>
                  <text:list-item>
                    <text:p>/dev<text:tab/><text:tab/>– Geräte</text:p>
                  </text:list-item>
                  <text:list-item>
                    <text:p>/etc<text:tab/><text:tab/>– Systemkonfiguration</text:p>
                  </text:list-item>
                  <text:list-item>
                    <text:p>/home<text:tab/>– Heimatverzeichnisse</text:p>
                  </text:list-item>
                  <text:list-item>
                    <text:p>/srv<text:tab/><text:tab/>– Daten für Dienste</text:p>
                  </text:list-item>
                  <text:list-item>
                    <text:p>/tmp<text:tab/><text:tab/>– Temporäre Daten</text:p>
                  </text:list-item>
                  <text:list-item>
                    <text:p>/var/log<text:tab/>– Logfiles</text:p>
                  </text:list-item>
                  <text:list-item>
                    <text:p>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686cm" svg:x="1.4cm" svg:y="4.914cm" presentation:class="outline" presentation:user-transformed="true">
          <draw:text-box>
            <text:list text:style-name="L2">
              <text:list-item>
                <text:p>cp <text:tab/><text:tab/><text:tab/><text:tab/><text:tab/>– Kopieren</text:p>
              </text:list-item>
              <text:list-item>
                <text:p>mv<text:tab/><text:tab/><text:tab/><text:tab/><text:tab/>– Verschieben/Umbenennen</text:p>
              </text:list-item>
              <text:list-item>
                <text:p>mkdir<text:tab/><text:tab/><text:tab/><text:tab/>– Verzeichnis Anlegen</text:p>
              </text:list-item>
              <text:list-item>
                <text:p>ls<text:tab/><text:tab/><text:tab/><text:tab/><text:tab/><text:tab/>– Auflisten des Verzeichnisinhalt</text:p>
              </text:list-item>
              <text:list-item>
                <text:p>cd<text:tab/><text:tab/><text:tab/><text:tab/><text:tab/><text:tab/>– Verzeichnis Wechseln</text:p>
              </text:list-item>
              <text:list-item>
                <text:p>rm<text:tab/><text:tab/><text:tab/><text:tab/><text:tab/>– Löschen</text:p>
              </text:list-item>
              <text:list-item>
                <text:p>chmod<text:tab/><text:tab/><text:tab/><text:tab/>– Rechte Ändern</text:p>
              </text:list-item>
              <text:list-item>
                <text:p>chown/chgrp <text:tab/>– Eigentümer/Gruppe Ändern</text:p>
              </text:list-item>
              <text:list-item>
                <text:p>find<text:tab/><text:tab/><text:tab/><text:tab/><text:tab/>– Suche nach Dateien</text:p>
              </text:list-item>
              <text:list-item>
                <text:p>tar<text:tab/><text:tab/><text:tab/><text:tab/><text:tab/>– Archive Verw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le Input &amp; Output</text:p>
              </text:list-item>
              <text:list-item>
                <text:p>STDIN, STDOUT (1), STDERR (2)</text:p>
              </text:list-item>
              <text:list-item>
                <text:p>Umleitungen/Redirects</text:p>
                <text:list>
                  <text:list-header>
                    <text:p>&gt;<text:tab/><text:tab/><text:tab/> <text:s/>Datei neu schreiben</text:p>
                    <text:p>&gt;&gt;<text:tab/><text:tab/><text:tab/> <text:s/>ab Datei anhängen, ggf. neu anlegen</text:p>
                    <text:p>&lt;<text:tab/><text:tab/> <text:s/>aus Datei lesen</text:p>
                    <text:p>| <text:tab/><text:tab/><text:tab/> <text:s/>Pipe: STDOUT mit nächstem STDIN verknüpfen<text:line-break/><text:tab/><text:tab/> <text:s/>Viele Kommandozeilenwerkzeuge sind Filter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Jobkontro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gnale</text:p>
                <text:list>
                  <text:list-item>
                    <text:p>STRG-C<text:tab/>– kill</text:p>
                  </text:list-item>
                  <text:list-item>
                    <text:p>STRG-Z<text:tab/> <text:tab/>– suspend</text:p>
                  </text:list-item>
                  <text:list-item>
                    <text:p>STRG-D <text:tab/>– page feed (“logout shortcut”)</text:p>
                  </text:list-item>
                  <text:list-item>
                    <text:p>kill -SIGNAL PID =&gt; ps</text:p>
                  </text:list-item>
                  <text:list-item>
                    <text:p>&amp;</text:p>
                  </text:list-item>
                  <text:list-item>
                    <text:p>fg</text:p>
                  </text:list-item>
                  <text:list-item>
                    <text:p>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Zeichen-/Datei-Manipul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o<text:tab/><text:tab/><text:tab/>– Zeichenkette Ausgeben</text:p>
              </text:list-item>
              <text:list-item>
                <text:p>vi / vim<text:tab/><text:tab/>– Text Editor</text:p>
              </text:list-item>
              <text:list-item>
                <text:p>cat<text:tab/><text:tab/><text:tab/>– catenate</text:p>
              </text:list-item>
              <text:list-item>
                <text:p>grep<text:tab/><text:tab/><text:tab/>– matching lines</text:p>
              </text:list-item>
              <text:list-item>
                <text:p>sed<text:tab/><text:tab/><text:tab/>– stream editing lines</text:p>
              </text:list-item>
              <text:list-item>
                <text:p>less/more<text:tab/>– Seitenweise Ausgabe (Pager)</text:p>
              </text:list-item>
              <text:list-item>
                <text:p>head/tail<text:tab/>– Kopf/Fuß Ausgeben</text:p>
              </text:list-item>
              <text:list-item>
                <text:p>wc<text:tab/><text:tab/><text:tab/>– Anzahl Zeichen/Worte/Zei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Networ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sh<text:tab/><text:tab/><text:tab/><text:tab/>– Secure Shell</text:p>
              </text:list-item>
              <text:list-item>
                <text:p>telnet<text:tab/><text:tab/><text:tab/>– Unverschlüsseltes <text:line-break/><text:tab/><text:tab/><text:tab/><text:tab/><text:tab/> <text:s text:c="2"/>Netzwerk-Terminal</text:p>
              </text:list-item>
              <text:list-item>
                <text:p>ping<text:tab/><text:tab/><text:tab/><text:tab/>– ICMP echo Request</text:p>
              </text:list-item>
              <text:list-item>
                <text:p>traceroute<text:tab/>– Router auf dem Weg</text:p>
              </text:list-item>
              <text:list-item>
                <text:p>nmap<text:tab/><text:tab/><text:tab/>– Port-Scanner</text:p>
              </text:list-item>
              <text:list-item>
                <text:p>nslookup<text:tab/><text:tab/>– Hostnamensauflösung (DNS)</text:p>
              </text:list-item>
              <text:list-item>
                <text:p>wget/curl<text:tab/><text:tab/>– HTTP-Cli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config<text:tab/><text:tab/>– Netzwerkinterfaces</text:p>
              </text:list-item>
              <text:list-item>
                <text:p>last<text:tab/><text:tab/><text:tab/>– wer war zuletzt eingeloggt</text:p>
              </text:list-item>
              <text:list-item>
                <text:p>sudo<text:tab/><text:tab/><text:tab/>– etwas als jemand anderes tun</text:p>
              </text:list-item>
              <text:list-item>
                <text:p>lspci / lsblk / lsusb <text:line-break/><text:tab/><text:tab/><text:tab/><text:tab/>– Anzeigen von PCI/Block/USB-Devices</text:p>
              </text:list-item>
              <text:list-item>
                <text:p>lsmod<text:tab/><text:tab/>– Anzeigen von geladenen Modulen (Treibern)</text:p>
              </text:list-item>
              <text:list-item>
                <text:p>mount / umount<text:tab/><text:line-break/><text:tab/><text:tab/><text:tab/><text:tab/>– Ein-/Aushängen von Dateisystemen</text:p>
              </text:list-item>
              <text:list-item>
                <text:p>df / du<text:tab/><text:tab/>– Freier/Genutzter Festplattenplatz</text:p>
              </text:list-item>
              <text:list-item>
                <text:p>adduser/addgroup<text:line-break/><text:tab/><text:tab/><text:tab/><text:tab/>– Nutzer/Gruppe Hinzufügen</text:p>
              </text:list-item>
              <text:list-item>
                <text:p>free<text:tab/><text:tab/><text:tab/>– Nutzung des Arbeitsspeichers</text:p>
              </text:list-item>
              <text:list-item>
                <text:p>ps<text:tab/> / top<text:tab/>– laufende Proze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Shortcuts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ABULATOR<text:line-break/><text:tab/><text:tab/>Autovervollständigung</text:p>
              </text:list-item>
              <text:list-item>
                <text:p>STRG-R<text:line-break/><text:tab/>Suchen in der History</text:p>
              </text:list-item>
              <text:list-item>
                <text:p>Pfeiltasten (up/down)<text:line-break/><text:tab/>Blättern durch History</text:p>
              </text:list-item>
              <text:list-item>
                <text:p>history<text:line-break/><text:tab/>Anzeigen der History</text:p>
                <text:list>
                  <text:list-item>
                    <text:p>!NUMMER<text:line-break/><text:tab/>Eintrag Ausführen</text:p>
                  </text:list-item>
                </text:list>
              </text:list-item>
              <text:list-item>
                <text:p>pushd NEWDIR<text:line-break/><text:tab/>Verzeichnis Wechseln</text:p>
              </text:list-item>
              <text:list-item>
                <text:p>popd<text:line-break/><text:tab/>Ursprungsverzeichnis Zurückkeh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ronologie des Intern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945<text:tab/><text:line-break/><text:tab/><text:tab/><text:tab/>Vannevar Bush <text:line-break/><text:tab/><text:tab/><text:tab/>Essay “As we may think”<text:line-break/><text:tab/><text:tab/><text:tab/>Fiktive Maschine “Memory Extender”<text:line-break/><text:line-break/><text:tab/><text:tab/><text:tab/>Ted Nelson<text:line-break/><text:tab/><text:tab/><text:tab/>Projekt “Xanadu”<text:line-break/><text:tab/><text:tab/><text:tab/>Hypertex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ronologie des Internet</text:p>
          </draw:text-box>
        </draw:frame>
        <draw:frame presentation:style-name="pr5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1960er/1970er<text:tab/><text:tab/><text:line-break/><text:tab/><text:tab/><text:tab/>ARPANET (DARPA-Projekt)</text:p>
                <text:p>1973<text:tab/>TCP (frühe Version, frz. Projekt CYCLADES)</text:p>
                <text:p>1976<text:tab/>UUCP (Unix to Unix Copy)</text:p>
                <text:p>1977<text:tab/>TCP (früh) wird zu IP und TCP<text:line-break/><text:tab/><text:tab/><text:tab/>ARPANET: 111 Knoten</text:p>
                <text:p>1979<text:tab/>Usenet</text:p>
                <text:p>Ende 1970er<text:line-break/><text:tab/><text:tab/><text:tab/>akademische und internationale Verbreitung beginnt</text:p>
                <text:p>1983<text:tab/>ARPANET: 400 Knoten</text:p>
                <text:p>1984<text:tab/>DNS</text:p>
                <text:p>1985<text:tab/>Mailbox-Systeme/Bulletin Board Systeme</text:p>
                <text:p>1986<text:tab/>DE-NIC</text:p>
                <text:p>1987<text:tab/>Internet: 27.000 Knoten</text:p>
                <text:p>1990<text:tab/>HTTP/URI/HTML (Tim Berners-Lee &amp; Robert Cailliau, CERN)</text:p>
                <text:p>1997<text:tab/>Internet: 6 Millionen Kno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-Protokoll-Schichten</text:p>
          </draw:text-box>
        </draw:frame>
        <draw:frame draw:style-name="standard" draw:layer="layout" svg:width="17.199cm" svg:height="10.171cm" svg:x="3.357cm" svg:y="6.0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3">TCP/IP-Schicht</text:span></text:p>
              </table:table-cell>
              <table:table-cell>
                <text:p text:style-name="P5"><text:span text:style-name="T3">Beispiel</text:span></text:p>
              </table:table-cell>
            </table:table-row>
            <table:table-row table:style-name="ro2" table:default-cell-style-name="gray2">
              <table:table-cell>
                <text:p>Anwendungen</text:p>
              </table:table-cell>
              <table:table-cell>
                <text:p>DNS, FTP, NTP, NNTP, HTTP, SMTP, POP, SSH, ...</text:p>
                <text:p/>
              </table:table-cell>
            </table:table-row>
            <table:table-row table:style-name="ro3" table:default-cell-style-name="gray1">
              <table:table-cell>
                <text:p>Transport</text:p>
              </table:table-cell>
              <table:table-cell>
                <text:p>TCP, UDP, SCTP</text:p>
              </table:table-cell>
            </table:table-row>
            <table:table-row table:style-name="ro2" table:default-cell-style-name="gray2">
              <table:table-cell>
                <text:p>Internet</text:p>
              </table:table-cell>
              <table:table-cell>
                <text:p>IPv4, IPv6, ICMP</text:p>
              </table:table-cell>
            </table:table-row>
            <table:table-row table:style-name="ro4" table:default-cell-style-name="gray1">
              <table:table-cell>
                <text:p>Netzzugang</text:p>
              </table:table-cell>
              <table:table-cell>
                <text:p>Ethernet, Token Ring, 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Tim Berners-Lee &amp; Robert Caillia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s</text:p>
                <text:list>
                  <text:list-item>
                    <text:p>HTTP</text:p>
                  </text:list-item>
                  <text:list-item>
                    <text:p>URI</text:p>
                  </text:list-item>
                  <text:list-item>
                    <text:p>HTML</text:p>
                  </text:list-item>
                </text:list>
              </text:list-item>
              <text:list-item>
                <text:p>Software</text:p>
                <text:list>
                  <text:list-item>
                    <text:p>Server (HTTP)</text:p>
                  </text:list-item>
                  <text:list-item>
                    <text:p>Client (Brow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ld Wide Web<text:line-break/>HTTP</text:p>
          </draw:text-box>
        </draw:frame>
        <draw:frame presentation:style-name="pr5" draw:layer="layout" svg:width="25.199cm" svg:height="14.686cm" svg:x="1.4cm" svg:y="4.614cm" presentation:class="outline" presentation:user-transformed="true">
          <draw:text-box>
            <text:list text:style-name="L2">
              <text:list-header>
                <text:p>Hypertext Transfert Protocol</text:p>
                <text:p>1. Client – Request &gt; Server<text:line-break/>2. Server – Response &gt; Client</text:p>
              </text:list-header>
              <text:list-item>
                <text:p>Request-Message<text:line-break/><text:tab/><text:span text:style-name="T4">Request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Header</text:span><text:span text:style-name="T4"><text:line-break/></text:span><text:span text:style-name="T4"><text:tab/></text:span><text:span text:style-name="T4">LEERZEILE</text:span><text:span text:style-name="T4"><text:line-break/></text:span><text:span text:style-name="T4"><text:tab/></text:span><text:span text:style-name="T4">[body]</text:span><text:line-break/></text:p>
              </text:list-item>
              <text:list-item>
                <text:p>Response-Message<text:line-break/><text:tab/><text:span text:style-name="T5">Status</text:span><text:span text:style-name="T5"><text:line-break/></text:span><text:span text:style-name="T5"><text:tab/></text:span><text:span text:style-name="T5">Header</text:span><text:span text:style-name="T5"><text:line-break/></text:span><text:span text:style-name="T5"><text:tab/></text:span><text:span text:style-name="T5">LEERZEILE</text:span><text:span text:style-name="T5"><text:line-break/></text:span><text:span text:style-name="T5"><text:tab/></text:span><text:span text:style-name="T5">[body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ld Wide Web<text:line-break/>HTTP</text:p>
          </draw:text-box>
        </draw:frame>
        <draw:frame draw:style-name="standard" draw:layer="layout" svg:width="21.924cm" svg:height="12.19cm" svg:x="1.601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5"><text:span text:style-name="T3">Method</text:span></text:p>
              </table:table-cell>
              <table:table-cell>
                <text:p text:style-name="P5"><text:span text:style-name="T3">Description</text:span></text:p>
              </table:table-cell>
            </table:table-row>
            <table:table-row table:style-name="ro5" table:default-cell-style-name="gray2">
              <table:table-cell>
                <text:p>GET</text:p>
              </table:table-cell>
              <table:table-cell>
                <text:p>Request Resource</text:p>
              </table:table-cell>
            </table:table-row>
            <table:table-row table:style-name="ro5" table:default-cell-style-name="gray1">
              <table:table-cell>
                <text:p>HEAD</text:p>
              </table:table-cell>
              <table:table-cell>
                <text:p>like GET but response without body</text:p>
              </table:table-cell>
            </table:table-row>
            <table:table-row table:style-name="ro5" table:default-cell-style-name="gray2">
              <table:table-cell>
                <text:p>POST</text:p>
              </table:table-cell>
              <table:table-cell>
                <text:p>post data to server</text:p>
              </table:table-cell>
            </table:table-row>
            <table:table-row table:style-name="ro5" table:default-cell-style-name="gray1">
              <table:table-cell>
                <text:p>PUT</text:p>
              </table:table-cell>
              <table:table-cell>
                <text:p>put data to server (modify/create)</text:p>
              </table:table-cell>
            </table:table-row>
            <table:table-row table:style-name="ro5" table:default-cell-style-name="gray2">
              <table:table-cell>
                <text:p>DELETE</text:p>
              </table:table-cell>
              <table:table-cell>
                <text:p>delete resource</text:p>
              </table:table-cell>
            </table:table-row>
            <table:table-row table:style-name="ro6" table:default-cell-style-name="gray1">
              <table:table-cell>
                <text:p>TRACE</text:p>
              </table:table-cell>
              <table:table-cell>
                <text:p>echo the request to the client for review</text:p>
              </table:table-cell>
            </table:table-row>
            <table:table-row table:style-name="ro5" table:default-cell-style-name="gray2">
              <table:table-cell>
                <text:p>OPTIONS</text:p>
              </table:table-cell>
              <table:table-cell>
                <text:p>requests the implemented methods for a resource</text:p>
              </table:table-cell>
            </table:table-row>
            <table:table-row table:style-name="ro5" table:default-cell-style-name="gray1">
              <table:table-cell>
                <text:p>CONNECT</text:p>
              </table:table-cell>
              <table:table-cell>
                <text:p>convert connection to TCP/IP tunnel, e.g. SSL through HTTP-proxy</text:p>
              </table:table-cell>
            </table:table-row>
            <table:table-row table:style-name="ro7" table:default-cell-style-name="gray2">
              <table:table-cell>
                <text:p>PATCH</text:p>
              </table:table-cell>
              <table:table-cell>
                <text:p>partially modify resource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5.199cm" svg:height="1.4cm" svg:x="1.4cm" svg:y="18cm" presentation:class="outline" presentation:user-transformed="true">
          <draw:text-box>
            <text:list text:style-name="L2">
              <text:list-header>
                <text:p>Semantics of HTTP-Methods<text:line-break/>Roy P. Fielding “Representational State Transfer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HTML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Hypertext Markup Language</text:p>
                <text:p>Inhalt wird mit Start- und Ende-Tags umschlossen und so ausgezeichnet.</text:p>
                <text:p><text:span text:style-name="T6">&lt;tag_name [attribut_name=attribut_wert]* [attribut_name]*&gt; </text:span><text:span text:style-name="T6"><text:line-break/></text:span><text:span text:style-name="T6"><text:tab/></text:span><text:span text:style-name="T6">INHALT</text:span><text:span text:style-name="T6"><text:line-break/></text:span><text:span text:style-name="T6">&lt;/tag&gt;</text:span></text:p>
                <text:p>Es gibt Tags ohne Inhalt und Ende-Tag. </text:p>
                <text:p>Ein html5-Beispiel:</text:p>
                <text:p><text:span text:style-name="T6">&lt;!DOCTYPE html&gt;</text:span><text:span text:style-name="T6"><text:line-break/></text:span><text:span text:style-name="T6">&lt;html&gt;</text:span><text:span text:style-name="T6"><text:line-break/></text:span><text:span text:style-name="T6"><text:tab/></text:span><text:span text:style-name="T6">&lt;head&gt;</text:span><text:span text:style-name="T6"><text:line-break/></text:span><text:span text:style-name="T6"><text:tab/></text:span><text:span text:style-name="T6"><text:tab/></text:span><text:span text:style-name="T6">&lt;meta charset=”UTF-8”&gt;</text:span><text:span text:style-name="T6"><text:line-break/></text:span><text:span text:style-name="T6"><text:tab/></text:span><text:span text:style-name="T6">&lt;/head&gt;</text:span><text:span text:style-name="T6"><text:line-break/></text:span><text:span text:style-name="T6"><text:tab/></text:span><text:span text:style-name="T6">&lt;body&gt;</text:span><text:span text:style-name="T6"><text:line-break/></text:span><text:span text:style-name="T6"><text:tab/></text:span><text:span text:style-name="T6"><text:tab/></text:span><text:span text:style-name="T6">&lt;h1&gt;Eine Überschrift&lt;/h1&gt;</text:span><text:span text:style-name="T6"><text:line-break/></text:span><text:span text:style-name="T6"><text:tab/></text:span><text:span text:style-name="T6">&lt;/body&gt;</text:span><text:span text:style-name="T6"><text:line-break/></text:span><text:span text:style-name="T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CSS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Cascading Style Sheets</text:p>
                <text:p><text:span text:style-name="T7">Selektoren</text:span><text:span text:style-name="T8"> bestimmen HTML-Elemente denen </text:span><text:span text:style-name="T7">Eigenschaften</text:span><text:span text:style-name="T8"> zur Darstellung (Layout) zugeordnet werden.</text:span></text:p>
                <text:p><text:span text:style-name="T8">Syntax</text:span></text:p>
                <text:p><text:span text:style-name="T9">selector {</text:span><text:span text:style-name="T9"><text:line-break/></text:span><text:span text:style-name="T9"><text:tab/></text:span><text:span text:style-name="T9">[eigenschaft: wert;]*</text:span><text:span text:style-name="T9"><text:line-break/></text:span><text:span text:style-name="T9">}</text:span></text:p>
                <text:p><text:span text:style-name="T8">Beispiel</text:span><text:span text:style-name="T9"><text:line-break/></text:span><text:span text:style-name="T9"><text:line-break/></text:span><text:span text:style-name="T9">body {</text:span><text:span text:style-name="T9"><text:line-break/></text:span><text:span text:style-name="T9"><text:tab/></text:span><text:span text:style-name="T9">background-color: linen;</text:span><text:span text:style-name="T9"><text:line-break/></text:span><text:span text:style-name="T9"><text:tab/></text:span><text:span text:style-name="T9">padding: 2em;</text:span><text:span text:style-name="T9"><text:line-break/></text:span><text:span text:style-name="T9">}</text:span><text:span text:style-name="T9"><text:line-break/></text:span><text:span text:style-name="T9"><text:line-break/></text:span><text:span text:style-name="T9">tr {</text:span><text:span text:style-name="T9"><text:line-break/></text:span><text:span text:style-name="T9"><text:tab/></text:span><text:span text:style-name="T9">background-color: #fff;</text:span><text:span text:style-name="T9"><text:line-break/></text:span><text:span text:style-name="T9">}</text:span><text:span text:style-name="T9"><text:line-break/></text:span><text:span text:style-name="T9">tr:nth-child(even) {</text:span><text:span text:style-name="T9"><text:line-break/></text:span><text:span text:style-name="T9"><text:tab/></text:span><text:span text:style-name="T9">background-color: #aaa;</text:span><text:span text:style-name="T9"><text:line-break/></text:span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 &amp; WWW<text:line-break/>Organisationen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nternational Organization for Standardization (ISO)</text:p>
                <text:list>
                  <text:list-item>
                    <text:p>ISO 8601 <text:tab/>– Date and Time Format</text:p>
                  </text:list-item>
                  <text:list-item>
                    <text:p>ISO 639<text:tab/><text:tab/>– Language Codes (bspw. DEU, ENG, FRA)</text:p>
                  </text:list-item>
                </text:list>
              </text:list-item>
              <text:list-item>
                <text:p>Internet Engineering Task Force (IETF)</text:p>
                <text:list>
                  <text:list-item>
                    <text:p>Standardisierung mit “Request for Comments” (RFC)</text:p>
                    <text:list>
                      <text:list-item>
                        <text:p>IP (RFC 791), TCP (RFCs 793, 7323), UDP (RFC 768), SCTP (RFCs 2960, 4960)</text:p>
                      </text:list-item>
                      <text:list-item>
                        <text:p>DNS (RFCs 1034, 1035), HTTP (1.1: RFC 2616, 2: RFC 7540, ...), SMTP (RFC 5321), NTP (RFC 5905), SSH (RFC 4253)</text:p>
                      </text:list-item>
                    </text:list>
                  </text:list-item>
                </text:list>
              </text:list-item>
              <text:list-item>
                <text:p>World Wide Web Consortium (w3c)</text:p>
                <text:list>
                  <text:list-item>
                    <text:p>HTML, CSS, SVG, XML, RDF</text:p>
                  </text:list-item>
                </text:list>
              </text:list-item>
              <text:list-item>
                <text:p>Internet Corporation for Assigned Names and Numbers (ICANN)</text:p>
                <text:list>
                  <text:list-item>
                    <text:p>Internet Assigned Numbers Authority (IANA), Jon Postel (1943-1998)</text:p>
                  </text:list-item>
                  <text:list-item>
                    <text:p>Koordiniert DNS</text:p>
                  </text:list-item>
                  <text:list-item>
                    <text:p>Verteilt IP-Adre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tion-hsa-background" style:family="presentation">
      <style:graphic-properties draw:stroke="none" draw:fill="none"/>
      <style:text-properties style:letter-kerning="true"/>
    </style:style>
    <style:style style:name="presentation-hsa-backgroundobjects" style:family="presentation">
      <style:graphic-properties draw:fill-image-width="0cm" draw:fill-image-height="0cm" draw:textarea-horizontal-align="left" draw:textarea-vertical-align="middle" draw:shadow="hidden" draw:shadow-offset-x="0.2cm" draw:shadow-offset-y="0.2cm" draw:shadow-color="#808080"/>
      <style:text-properties fo:color="#000000" style:font-name="Verdana2" fo:font-family="Verdana" style:font-style-name="Regular" style:font-family-generic="swiss" style:font-pitch="variable" style:letter-kerning="true"/>
    </style:style>
    <style:style style:name="presentation-h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-outline1" style:family="presentation">
      <style:graphic-properties draw:stroke="none" draw:fill="none" draw:textarea-horizontal-align="left" draw:auto-grow-height="false" draw:fit-to-size="shrink-to-fit">
        <text:list-style style:name="presentation-h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outline2" style:family="presentation" style:parent-style-name="presentation-hs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sentation-hsa-outline3" style:family="presentation" style:parent-style-name="presentation-hs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sentation-hsa-outline4" style:family="presentation" style:parent-style-name="presentation-hs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sentation-hsa-outline5" style:family="presentation" style:parent-style-name="presentation-hs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6" style:family="presentation" style:parent-style-name="presentation-hs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7" style:family="presentation" style:parent-style-name="presentation-hs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8" style:family="presentation" style:parent-style-name="presentation-hs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9" style:family="presentation" style:parent-style-name="presentation-hs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subtitle" style:family="presentation">
      <style:graphic-properties draw:stroke="none" draw:fill="none" draw:textarea-vertical-align="middle">
        <text:list-style style:name="presentation-h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title" style:family="presentation">
      <style:graphic-properties draw:stroke="none" draw:fill="none" draw:textarea-horizontal-align="left" draw:textarea-vertical-align="top">
        <text:list-style style:name="presentation-h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-hsa1-background" style:family="presentation">
      <style:graphic-properties draw:stroke="none" draw:fill="none"/>
      <style:text-properties style:letter-kerning="true"/>
    </style:style>
    <style:style style:name="presentation-hs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-hs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1-outline1" style:family="presentation">
      <style:graphic-properties draw:stroke="none" draw:fill="none" draw:auto-grow-height="false" draw:fit-to-size="shrink-to-fit">
        <text:list-style style:name="presentation-hs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outline2" style:family="presentation" style:parent-style-name="presentation-hsa1-outline1">
      <style:paragraph-properties fo:margin-top="0.4cm" fo:margin-bottom="0cm"/>
      <style:text-properties fo:font-size="28pt" style:font-size-asian="28pt" style:font-size-complex="28pt"/>
    </style:style>
    <style:style style:name="presentation-hsa1-outline3" style:family="presentation" style:parent-style-name="presentation-hsa1-outline2">
      <style:paragraph-properties fo:margin-top="0.3cm" fo:margin-bottom="0cm"/>
      <style:text-properties fo:font-size="24pt" style:font-size-asian="24pt" style:font-size-complex="24pt"/>
    </style:style>
    <style:style style:name="presentation-hsa1-outline4" style:family="presentation" style:parent-style-name="presentation-hsa1-outline3">
      <style:paragraph-properties fo:margin-top="0.2cm" fo:margin-bottom="0cm"/>
      <style:text-properties fo:font-size="20pt" style:font-size-asian="20pt" style:font-size-complex="20pt"/>
    </style:style>
    <style:style style:name="presentation-hsa1-outline5" style:family="presentation" style:parent-style-name="presentation-hsa1-outline4">
      <style:paragraph-properties fo:margin-top="0.1cm" fo:margin-bottom="0cm"/>
      <style:text-properties fo:font-size="20pt" style:font-size-asian="20pt" style:font-size-complex="20pt"/>
    </style:style>
    <style:style style:name="presentation-hsa1-outline6" style:family="presentation" style:parent-style-name="presentation-hsa1-outline5">
      <style:paragraph-properties fo:margin-top="0.1cm" fo:margin-bottom="0cm"/>
      <style:text-properties fo:font-size="20pt" style:font-size-asian="20pt" style:font-size-complex="20pt"/>
    </style:style>
    <style:style style:name="presentation-hsa1-outline7" style:family="presentation" style:parent-style-name="presentation-hsa1-outline6">
      <style:paragraph-properties fo:margin-top="0.1cm" fo:margin-bottom="0cm"/>
      <style:text-properties fo:font-size="20pt" style:font-size-asian="20pt" style:font-size-complex="20pt"/>
    </style:style>
    <style:style style:name="presentation-hsa1-outline8" style:family="presentation" style:parent-style-name="presentation-hsa1-outline7">
      <style:paragraph-properties fo:margin-top="0.1cm" fo:margin-bottom="0cm"/>
      <style:text-properties fo:font-size="20pt" style:font-size-asian="20pt" style:font-size-complex="20pt"/>
    </style:style>
    <style:style style:name="presentation-hsa1-outline9" style:family="presentation" style:parent-style-name="presentation-hsa1-outline8">
      <style:paragraph-properties fo:margin-top="0.1cm" fo:margin-bottom="0cm"/>
      <style:text-properties fo:font-size="20pt" style:font-size-asian="20pt" style:font-size-complex="20pt"/>
    </style:style>
    <style:style style:name="presentation-hsa1-subtitle" style:family="presentation">
      <style:graphic-properties draw:stroke="none" draw:fill="none" draw:textarea-vertical-align="middle">
        <text:list-style style:name="presentation-hs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title" style:family="presentation">
      <style:graphic-properties draw:stroke="none" draw:fill="none" draw:textarea-vertical-align="middle">
        <text:list-style style:name="presentation-hs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-h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hsa-backgroundobjects">
      <style:graphic-properties draw:stroke="none" draw:fill="none" draw:fill-color="#ffffff" draw:textarea-horizontal-align="center" draw:auto-grow-height="false" fo:min-height="1.449cm"/>
    </style:style>
    <style:style style:name="Mpr3" style:family="presentation" style:parent-style-name="presentation-hsa-backgroundobjects">
      <style:graphic-properties draw:stroke="none" draw:fill="none" draw:fill-color="#ffffff" draw:textarea-horizontal-align="right" draw:auto-grow-height="false" fo:min-height="1.449cm"/>
    </style:style>
    <style:style style:name="Mpr4" style:family="presentation" style:parent-style-name="presentation-hs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sentation-hs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sentation-hs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sentation-hs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sentation-hs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tion-hsa" style:page-layout-name="PM1" draw:style-name="Mdp1">
      <office:forms form:automatic-focus="false" form:apply-design-mode="false"/>
      <draw:frame presentation:style-name="presentation-hsa-title" draw:layer="backgroundobjects" svg:width="25.199cm" svg:height="3.506cm" svg:x="1.4cm" svg:y="0.837cm" presentation:class="title" presentation:placeholder="true">
        <draw:text-box/>
      </draw:frame>
      <draw:frame presentation:style-name="presentation-hs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579cm" svg:x="0.477cm" svg:y="20.399cm" presentation:class="date-time">
        <draw:text-box>
          <text:p text:style-name="MP1"><text:span text:style-name="MT1"><text:author-name text:fixed="false">Thomas Hofmann</text:author-name></text:span><text:span text:style-name="MT1">, </text:span><text:span text:style-name="MT1">M. Sc.</text:span></text:p>
        </draw:text-box>
      </draw:frame>
      <draw:frame presentation:style-name="Mpr2" draw:text-style-name="MP6" draw:layer="backgroundobjects" svg:width="12.153cm" svg:height="0.579cm" svg:x="7.923cm" svg:y="20.394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0.579cm" svg:x="21.2cm" svg:y="20.399cm" presentation:class="page-number">
        <draw:text-box>
          <text:p text:style-name="MP7"><text:span text:style-name="MT1"><text:page-number>&lt;number&gt;</text:page-number></text:span><text:span text:style-name="MT1"> / </text:span><text:span text:style-name="MT1"><text:page-count>21</text:page-count></text:span></text:p>
        </draw:text-box>
      </draw:frame>
      <draw:frame draw:style-name="Mgr3" draw:text-style-name="MP8" draw:layer="backgroundobjects" svg:width="2.8cm" svg:height="4.239cm" svg:x="25.2cm" svg:y="0.2cm">
        <draw:image xlink:href="Pictures/100036BC0000355B000050C76B18DD1A1ED7CB1B.svg" xlink:type="simple" xlink:show="embed" xlink:actuate="onLoad">
          <text:p/>
        </draw:image>
        <draw:image xlink:href="Pictures/100002010000023F000003668D7A9C3479910912.png" xlink:type="simple" xlink:show="embed" xlink:actuate="onLoad"/>
      </draw:frame>
      <presentation:notes style:page-layout-name="PM0">
        <draw:page-thumbnail presentation:style-name="presentation-hsa-title" draw:layer="backgroundobjects" svg:width="14.848cm" svg:height="11.136cm" svg:x="3.075cm" svg:y="2.257cm" presentation:class="page"/>
        <draw:frame presentation:style-name="presentation-hs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-hsa1" style:page-layout-name="PM1" draw:style-name="Mdp1">
      <draw:frame presentation:style-name="presentation-hsa1-title" draw:layer="backgroundobjects" svg:width="25.199cm" svg:height="3.506cm" svg:x="1.4cm" svg:y="0.837cm" presentation:class="title" presentation:placeholder="true">
        <draw:text-box/>
      </draw:frame>
      <draw:frame presentation:style-name="presentation-hsa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0.579cm" svg:x="1.4cm" svg:y="20.421cm" presentation:class="date-time">
        <draw:text-box>
          <text:p text:style-name="MP1"><text:span text:style-name="MT1"><text:author-name text:fixed="false">Thomas Hofmann</text:author-name></text:span></text:p>
        </draw:text-box>
      </draw:frame>
      <draw:frame presentation:style-name="Mpr6" draw:text-style-name="MP6" draw:layer="backgroundobjects" svg:width="8.875cm" svg:height="0.579cm" svg:x="9.576cm" svg:y="20.42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0.579cm" svg:x="20.076cm" svg:y="20.42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sentation-hsa1-title" draw:layer="backgroundobjects" svg:width="0.001cm" svg:height="0.001cm" svg:x="0cm" svg:y="2.257cm" presentation:class="page"/>
        <draw:frame presentation:style-name="presentation-hs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6:21:06.923834494</meta:creation-date>
    <meta:editing-duration>PT9H7M46S</meta:editing-duration>
    <meta:editing-cycles>81</meta:editing-cycles>
    <meta:generator>LibreOffice/5.1.6.2$Linux_X86_64 LibreOffice_project/10m0$Build-2</meta:generator>
    <meta:initial-creator>Thomas Hofmann</meta:initial-creator>
    <dc:date>2018-11-16T15:21:24.448161900</dc:date>
    <dc:creator>Thomas Hofmann</dc:creator>
    <meta:document-statistic meta:object-count="118"/>
  </office:meta>
</office:document-meta>
</file>